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4000000249C0B82C92E448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Tabla3.B3" style:family="table-cell" style:data-style-name="N0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95b65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1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6bc2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6bc221" style:font-size-asian="8pt" style:font-weight-asian="normal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normal" officeooo:rsid="004c20f2" style:font-size-asian="9pt" style:font-weight-asian="normal" style:font-size-complex="9pt" style:font-weight-complex="normal"/>
    </style:style>
    <style:style style:name="T1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style:text-position="-5% 100%" fo:font-weight="normal" officeooo:rsid="004c20f2" style:font-weight-asian="normal" style:font-weight-complex="normal"/>
    </style:style>
    <style:style style:name="T1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6" style:family="text">
      <style:text-properties fo:color="#221f1f" style:font-name="Lucida Sans" style:font-name-complex="Lucida Sans"/>
    </style:style>
    <style:style style:name="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style:font-size-asian="9pt" style:font-name-complex="Lucida Sans" style:font-size-complex="9pt"/>
    </style:style>
    <style:style style:name="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fo:letter-spacing="-0.009cm" style:font-size-asian="9pt" style:font-size-complex="9pt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4c20f2"/>
    </style:style>
    <style:style style:name="T6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6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48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1"><text:text-input text:description="&lt;formatLang(line.product_qty)&gt;">25,45</text:text-input> </text:p>
          </table:table-cell>
          <table:table-cell table:style-name="Tabla3.A2" office:value-type="string">
            <text:p text:style-name="P52"><text:text-input text:description="&lt;line.product_uom_id.name&gt;">kgs.</text:text-input></text:p>
          </table:table-cell>
          <table:table-cell table:style-name="Tabla3.A2" office:value-type="string">
            <text:p text:style-name="P49">[<text:text-input text:description="&lt;line.product_id.default_code&gt;">9788426574091</text:text-input>] <text:span text:style-name="T67"><text:text-input text:description="&lt;line.product_id.name&gt;">123456789012345</text:text-input></text:span><text:span text:style-name="T67"> </text:span><text:span text:style-name="T67"><text:placeholder text:placeholder-type="text">&lt;if test="line.product_id.prod_in_box"&gt;</text:placeholder></text:span><text:span text:style-name="T67"> </text:span><text:span text:style-name="T67"><text:placeholder text:placeholder-type="text">&lt;" Total %s %s" % (line.product_id.prod_in_box * line.product_qty, line.product_id.prod_in_box_uom)&gt;</text:placeholder></text:span><text:span text:style-name="T10"><text:placeholder text:placeholder-type="text">&lt;/if&gt;</text:placeholder></text:span><text:span text:style-name="T13"><text:placeholder text:placeholder-type="text">&lt;if test="line.lot_id"&gt;</text:placeholder></text:span><text:span text:style-name="T10"><text:placeholder text:placeholder-type="text">&lt;" Lote %s" % (line.lot_id.name)&gt;</text:placeholder></text:span><text:span text:style-name="T10"><text:placeholder text:placeholder-type="text">&lt;/if&gt;</text:placeholder></text:span></text:p>
          </table:table-cell>
        </table:table-row>
        <table:table-row table:style-name="Tabla3.3">
          <table:table-cell table:style-name="Tabla3.A1" office:value-type="string">
            <text:p text:style-name="P50"/>
          </table:table-cell>
          <table:table-cell table:style-name="Tabla3.B3" office:value-type="float" office:value="0">
            <text:p text:style-name="P50">0</text:p>
          </table:table-cell>
          <table:table-cell table:style-name="Tabla3.A1" office:value-type="string">
            <text:p text:style-name="P50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399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6bc221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6bc2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0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cm" svg:y="0cm" draw:z-index="0"><draw:text-box fo:min-height="1.401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><text:span text:style-name="MT9">Sucursales en RAMOS MEJÍA:<text:line-break/>► Av. de Mayo 1298 | 4654-8000/5889<text:line-break/>► Av. San Martín 1485 | 4469-0053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10">www.ramosrevestimientos.com</text:span></text:a></text:p>
              <text:p text:style-name="MP11"><draw:frame draw:style-name="Mfr3" draw:name="Imagen2" text:anchor-type="paragraph" svg:x="0.332cm" svg:y="0.053cm" svg:width="0.328cm" svg:height="0.328cm" draw:z-index="2"><draw:image xlink:href="Pictures/1000020100000024000000249C0B82C92E4484F0.png" xlink:type="simple" xlink:show="embed" xlink:actuate="onLoad"/></draw:frame> <text:s text:c="6"/>/RamosRevestimientos</text:p>
              <text:p text:style-name="MP12"/>
              <text:p text:style-name="MP13"><text:span text:style-name="MT11">I.V.A.: </text:span><text:span text:style-name="MT12"><text:placeholder text:placeholder-type="text">&lt;company.partner_id.responsability_id.name&gt;</text:placeholder></text:span></text:p>
              <text:p text:style-name="MP1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6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8"><text:s/></text:p>
              <text:p text:style-name="MP19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0"/>
              <text:p text:style-name="MP21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2"/>
              <text:p text:style-name="MP23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23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5"/>
              <text:p text:style-name="MP26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8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29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0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1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1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2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3"><text:span text:style-name="MT52"><text:text-input text:description="&lt;if test=&quot;print_commercial&quot;&gt;">IF2</text:text-input></text:span><text:span text:style-name="MT53">Vendedor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4"><text:span text:style-name="MT55">Doc. Origen</text:span><text:span text:style-name="MT56">:</text:span><text:span text:style-name="MT57"> </text:span><text:span text:style-name="MT58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5">Cantidad</text:p>
            </table:table-cell>
            <table:table-cell table:style-name="Tabla2.A1" office:value-type="string">
              <text:p text:style-name="MP36">Unidad</text:p>
            </table:table-cell>
            <table:table-cell table:style-name="Tabla2.A1" office:value-type="string">
              <text:p text:style-name="MP37">Descripción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1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2"><text:span text:style-name="MT59">Recibí Conforme</text:span>:</text:p>
              <text:p text:style-name="MP43"><text:span text:style-name="MT59">Fecha</text:span>: <text:s/><text:span text:style-name="MT61"><text:s text:c="5"/>/ <text:s text:c="5"/>/ <text:s text:c="5"/></text:span></text:p>
              <text:p text:style-name="MP43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4"><text:s text:c="30"/></text:p>
              <text:p text:style-name="MP45">DNI</text:p>
            </table:table-cell>
            <table:table-cell table:style-name="Tabla6.B3" office:value-type="string">
              <text:p text:style-name="MP44"><text:s text:c="32"/></text:p>
              <text:p text:style-name="MP45">FIRMA</text:p>
            </table:table-cell>
            <table:table-cell table:style-name="Tabla6.B3" office:value-type="string">
              <text:p text:style-name="MP46"><text:s text:c="32"/></text:p>
              <text:p text:style-name="MP44"><text:s text:c="32"/></text:p>
              <text:p text:style-name="MP47">ACLARACIÓN</text:p>
            </table:table-cell>
          </table:table-row>
        </table:table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4T20:45:22.359901172</dc:date>
    <meta:editing-duration>P2DT4H22M9S</meta:editing-duration>
    <meta:editing-cycles>358</meta:editing-cycles>
    <meta:generator>LibreOffice/5.1.6.2$Linux_X86_64 LibreOffice_project/10m0$Build-2</meta:generator>
    <meta:document-statistic meta:table-count="6" meta:image-count="1" meta:object-count="0" meta:page-count="1" meta:paragraph-count="51" meta:word-count="271" meta:character-count="1704" meta:non-whitespace-character-count="1436"/>
  </office:meta>
</office:document-meta>
</file>